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43863E6FA720894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1cm" fo:margin-left="0cm" table:align="left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6.3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style:font-size-asian="14pt" style:font-size-complex="14pt"/>
    </style:style>
    <style:style style:name="P8" style:family="paragraph" style:parent-style-name="Table_20_Contents">
      <style:text-properties style:font-name="FreeSans" fo:font-size="14pt" officeooo:rsid="00388103" officeooo:paragraph-rsid="00388103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4pt" officeooo:rsid="00388103" officeooo:paragraph-rsid="00388103" style:font-size-asian="14pt" style:font-size-complex="14pt"/>
    </style:style>
    <style:style style:name="P10" style:family="paragraph" style:parent-style-name="Footer">
      <style:text-properties fo:font-size="2pt" style:font-size-asian="1.75pt" style:font-size-complex="2pt"/>
    </style:style>
    <style:style style:name="P11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12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13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14" style:family="paragraph" style:parent-style-name="Standard">
      <style:paragraph-properties fo:line-height="115%"/>
      <style:text-properties style:font-name="FreeSans" fo:font-size="15pt" fo:letter-spacing="0.035cm" officeooo:rsid="0031d503" officeooo:paragraph-rsid="0031d503" style:font-size-asian="13.1000003814697pt" style:font-size-complex="15pt"/>
    </style:style>
    <style:style style:name="P15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a3a0" style:font-size-asian="14pt" style:font-size-complex="14pt"/>
    </style:style>
    <style:style style:name="P1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851c3" style:font-size-asian="14pt" style:font-size-complex="14pt"/>
    </style:style>
    <style:style style:name="P18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19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20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106cm" fo:font-style="italic" fo:font-weight="bold" officeooo:rsid="0031d503" officeooo:paragraph-rsid="0031d503" style:font-size-asian="40pt" style:font-style-asian="italic" style:font-weight-asian="bold" style:font-size-complex="40pt" style:font-style-complex="italic" style:font-weight-complex="bold"/>
    </style:style>
    <style:style style:name="P2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2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851c3" style:font-size-asian="13.1000003814697pt" style:font-weight-asian="bold" style:font-size-complex="15pt" style:font-weight-complex="bold"/>
    </style:style>
    <style:style style:name="P23" style:family="paragraph" style:parent-style-name="Standard">
      <style:paragraph-properties fo:line-height="150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2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6a3a0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27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28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6d02" officeooo:paragraph-rsid="00346d02" style:font-size-asian="25pt" style:font-style-asian="italic" style:font-size-complex="25pt" style:font-style-complex="italic"/>
    </style:style>
    <style:style style:name="P29" style:family="paragraph" style:parent-style-name="Standard">
      <style:paragraph-properties fo:line-height="150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30" style:family="paragraph" style:parent-style-name="Standard">
      <style:paragraph-properties fo:line-height="150%" fo:text-align="start" style:justify-single-word="false"/>
      <style:text-properties fo:color="#8eb015" style:font-name="FreeSans" fo:font-size="14pt" fo:letter-spacing="0.035cm" fo:font-weight="bold" officeooo:rsid="0036a3a0" officeooo:paragraph-rsid="003ad658" style:font-size-asian="14pt" style:font-weight-asian="bold" style:font-size-complex="14pt" style:font-weight-complex="bold"/>
    </style:style>
    <style:style style:name="P31" style:family="paragraph" style:parent-style-name="Standard" style:list-style-name="L1">
      <style:paragraph-properties fo:line-height="150%" fo:text-align="start" style:justify-single-word="false"/>
      <style:text-properties officeooo:paragraph-rsid="003ad658"/>
    </style:style>
    <style:style style:name="P32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4f890a" officeooo:paragraph-rsid="003ad658" style:font-size-asian="14pt" style:font-size-complex="14pt"/>
    </style:style>
    <style:style style:name="P33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FreeSans" fo:font-size="15pt" fo:letter-spacing="0.035cm" officeooo:rsid="0036a3a0" officeooo:paragraph-rsid="0036a3a0" style:font-size-asian="13.1000003814697pt" style:font-size-complex="15pt"/>
    </style:style>
    <style:style style:name="P35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2b19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5584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e6ec9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6f6a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7363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794f2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weight="normal" officeooo:rsid="006794f2" officeooo:paragraph-rsid="003ad658" style:font-size-asian="14pt" style:font-weight-asian="normal" style:font-size-complex="14pt" style:font-weight-complex="normal"/>
    </style:style>
    <style:style style:name="P42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9b964" officeooo:paragraph-rsid="003ad658" style:font-size-asian="14pt" style:font-size-complex="14pt"/>
    </style:style>
    <style:style style:name="P43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c41fc" officeooo:paragraph-rsid="003ad658" style:font-size-asian="14pt" style:font-size-complex="14pt"/>
    </style:style>
    <style:style style:name="P44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45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2e366" officeooo:paragraph-rsid="003ad658" style:font-size-asian="14pt" style:font-size-complex="14pt"/>
    </style:style>
    <style:style style:name="P46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b1bfe" officeooo:paragraph-rsid="003ad658" style:font-size-asian="14pt" style:font-size-complex="14pt"/>
    </style:style>
    <style:style style:name="P47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d2daf" officeooo:paragraph-rsid="003ad658" style:font-size-asian="14pt" style:font-size-complex="14pt"/>
    </style:style>
    <style:style style:name="P48" style:family="paragraph">
      <loext:graphic-properties draw:fill-color="#2c3756"/>
    </style:style>
    <style:style style:name="P49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0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ea5fe"/>
    </style:style>
    <style:style style:name="T2" style:family="text">
      <style:text-properties officeooo:rsid="0031d503"/>
    </style:style>
    <style:style style:name="T3" style:family="text">
      <style:text-properties officeooo:rsid="00304b5f"/>
    </style:style>
    <style:style style:name="T4" style:family="text">
      <style:text-properties fo:font-weight="bold" officeooo:rsid="0063b697" style:font-weight-asian="bold" style:font-weight-complex="bold"/>
    </style:style>
    <style:style style:name="T5" style:family="text">
      <style:text-properties officeooo:rsid="002a61b8"/>
    </style:style>
    <style:style style:name="T6" style:family="text">
      <style:text-properties officeooo:rsid="002c475a"/>
    </style:style>
    <style:style style:name="T7" style:family="text">
      <style:text-properties officeooo:rsid="002f1e74"/>
    </style:style>
    <style:style style:name="T8" style:family="text">
      <style:text-properties fo:color="#405e01" fo:font-weight="bold" style:font-weight-asian="bold" style:font-weight-complex="bold"/>
    </style:style>
    <style:style style:name="T9" style:family="text">
      <style:text-properties style:font-name="FreeSans" fo:font-size="14pt" fo:letter-spacing="0.035cm" officeooo:rsid="0052741e" style:font-size-asian="14pt" style:font-size-complex="14pt"/>
    </style:style>
    <style:style style:name="T10" style:family="text">
      <style:text-properties style:font-name="FreeSans" fo:font-size="14pt" fo:letter-spacing="0.035cm" officeooo:rsid="0054c533" style:font-size-asian="14pt" style:font-size-complex="14pt"/>
    </style:style>
    <style:style style:name="T11" style:family="text">
      <style:text-properties style:font-name="FreeSans" fo:font-size="14pt" fo:letter-spacing="0.035cm" officeooo:rsid="004df41e" style:font-size-asian="14pt" style:font-size-complex="14pt"/>
    </style:style>
    <style:style style:name="T12" style:family="text">
      <style:text-properties fo:letter-spacing="0.035cm" officeooo:rsid="0057455e"/>
    </style:style>
    <style:style style:name="T13" style:family="text">
      <style:text-properties fo:letter-spacing="0.035cm" officeooo:rsid="00a2e366"/>
    </style:style>
    <style:style style:name="T14" style:family="text">
      <style:text-properties fo:letter-spacing="0.035cm" officeooo:rsid="00a4d979"/>
    </style:style>
    <style:style style:name="T15" style:family="text">
      <style:text-properties fo:letter-spacing="0.035cm" officeooo:rsid="00ab1bfe"/>
    </style:style>
    <style:style style:name="T16" style:family="text">
      <style:text-properties fo:letter-spacing="0.035cm" officeooo:rsid="005d2daf"/>
    </style:style>
    <style:style style:name="T17" style:family="text">
      <style:text-properties officeooo:rsid="0086f6a3"/>
    </style:style>
    <style:style style:name="T18" style:family="text">
      <style:text-properties officeooo:rsid="0084bd60"/>
    </style:style>
    <style:style style:name="T19" style:family="text">
      <style:text-properties fo:font-style="normal" fo:text-shadow="none" style:text-underline-style="none" style:font-style-asian="normal" style:font-style-complex="normal"/>
    </style:style>
    <style:style style:name="T20" style:family="text">
      <style:text-properties fo:font-style="normal" fo:text-shadow="none" style:text-underline-style="none" officeooo:rsid="0068e562" style:font-style-asian="normal" style:font-style-complex="normal"/>
    </style:style>
    <style:style style:name="T21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48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9" draw:name="Shape2" draw:style-name="gr4" draw:text-style-name="P48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20">Modelo de casos de uso</text:p>
      <text:p text:style-name="P18"><draw:frame draw:style-name="fr2" draw:name="Image1" text:anchor-type="as-char" svg:width="14.6cm" svg:height="6.6cm" draw:z-index="11"><draw:image xlink:href="Pictures/1000020100000226000000FA9C3F27F97A3CB667.png" xlink:type="simple" xlink:show="embed" xlink:actuate="onLoad" loext:mime-type="image/png"/></draw:frame></text:p>
      <text:p text:style-name="P19"><text:span text:style-name="T7">Proyecto </text:span><text:span text:style-name="T4">Colibrí</text:span></text:p>
      <text:p text:style-name="P11"/>
      <text:p text:style-name="P15">Asignatura</text:p>
      <text:p text:style-name="P11">Laboratorio de desarrollo de software</text:p>
      <text:p text:style-name="P11"/>
      <text:p text:style-name="P15">Autor</text:p>
      <text:p text:style-name="P14">Cinthia Lima y Ariel Machini</text:p>
      <text:p text:style-name="P11"/>
      <text:p text:style-name="P15">Fecha de redacción</text:p>
      <text:p text:style-name="P11"><text:span text:style-name="T2">26</text:span>/<text:span text:style-name="T2">09</text:span>/<text:span text:style-name="T2">2017</text:span></text:p>
      <text:p text:style-name="P26"><draw:custom-shape text:anchor-type="paragraph" draw:z-index="1" draw:name="Shape1" draw:style-name="gr2" draw:text-style-name="P49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51" svg:width="6.501cm" svg:height="18.5cm" svg:x="0.499cm" svg:y="0.75cm"><draw:text-box><text:p text:style-name="P50"><text:span text:style-name="T21">El modelo de casos de </text:span><text:span text:style-name="T21">uso describe la </text:span><text:span text:style-name="T21">funcionalidad propuesta </text:span><text:span text:style-name="T21">del nuevo sistema.</text:span></text:p><text:p text:style-name="P50"><text:span text:style-name="T21">Este modelo se basa en </text:span><text:span text:style-name="T21">la descripción de </text:span><text:span text:style-name="T21">elementos o usuarios </text:span><text:span text:style-name="T21">externos al sistema </text:span><text:span text:style-name="T21">(actores) y de la </text:span><text:span text:style-name="T21">funcionalidad del sistema </text:span><text:span text:style-name="T21">(casos de <text:s/>uso).</text:span></text:p><text:p text:style-name="P50"><text:span text:style-name="T21">Un modelo de casos de </text:span><text:span text:style-name="T21">uso describe los </text:span><text:span text:style-name="T21">requerimientos </text:span><text:span text:style-name="T21">funcionales de un actor </text:span><text:span text:style-name="T21">en términos de las </text:span><text:span text:style-name="T21">interacciones. Este </text:span><text:span text:style-name="T21">modelo presenta el </text:span><text:span text:style-name="T21">sistema desde la </text:span><text:span text:style-name="T21">perspectiva del usuario.</text:span></text:p></draw:text-box></draw:frame></text:p>
      <text:p text:style-name="P27">Índice</text:p>
      <text:p text:style-name="P12"/>
      <text:p text:style-name="P12">Aquí va el índice <text:span text:style-name="T5">(se debería insertar al final)</text:span>.</text:p>
      <text:p text:style-name="P28">Modelo de casos de uso</text:p>
      <text:p text:style-name="P13"/>
      <text:p text:style-name="P23">Requerimientos</text:p>
      <text:p text:style-name="P30">Requerimientos funcionales</text:p>
      <text:list xml:id="list2864982385" text:style-name="L1">
        <text:list-item>
          <text:p text:style-name="P32">El sistema deberá permitir rellenar formularios a los diferentes usuarios y enviarlos.</text:p>
        </text:list-item>
        <text:list-item>
          <text:p text:style-name="P31"><text:span text:style-name="T9">El sistema deberá permitir que </text:span><text:span text:style-name="T10">cualquier usuario con los permisos necesarios cree formularios para el área que está administrando.</text:span></text:p>
        </text:list-item>
        <text:list-item>
          <text:p text:style-name="P31"><text:span text:style-name="T9">El sistema deberá permitir que </text:span><text:span text:style-name="T10">cualquier usuario con los permisos necesarios modifique formularios para el áreas que está administrando.</text:span></text:p>
        </text:list-item>
        <text:list-item>
          <text:p text:style-name="P31"><text:span text:style-name="T9">El sistema deberá permitir que </text:span><text:span text:style-name="T10">cualquier usuario con los permisos necesarios borre formularios para el área que está administrando.</text:span></text:p>
        </text:list-item>
        <text:list-item>
          <text:p text:style-name="P31"><text:span text:style-name="T11">El sistema deberá permitir iniciar sesión </text:span><text:span text:style-name="T10">utilizando el </text:span><text:span text:style-name="T11">correo institucional </text:span><text:span text:style-name="T10">de la unidad académica</text:span><text:span text:style-name="T11">.</text:span></text:p>
        </text:list-item>
        <text:list-item>
          <text:p text:style-name="P33">El sistema deberá permitir a quien cree formularios decidir por cuánto tiempo estará disponible su formulario.</text:p>
        </text:list-item>
        <text:list-item>
          <text:p text:style-name="P44">El sistema deberá permitir restringir el público objetivo de los formularios que se creen según sea necesario.</text:p>
        </text:list-item>
        <text:list-item>
          <text:p text:style-name="P42"><text:span text:style-name="T12">El sistema deberá permitir al administrador del sistema </text:span><text:span text:style-name="T13">agregar un gestor de formularios.</text:span></text:p>
        </text:list-item>
        <text:list-item>
          <text:p text:style-name="P45"><text:soft-page-break/>El sistema deberá permitir al administrador del sistema eliminar un gestor de formularios.</text:p>
        </text:list-item>
        <text:list-item>
          <text:p text:style-name="P42"><text:span text:style-name="T13">El sistema deberá permitir al administrador del sistema </text:span><text:span text:style-name="T14">modificar los datos del gestor de formularios.</text:span></text:p>
        </text:list-item>
        <text:list-item>
          <text:p text:style-name="P42"><text:span text:style-name="T14">El sistema deberá permitir al administrador del sistema </text:span><text:span text:style-name="T15">definir un limite de creación de formularios para cada gestor de formularios.</text:span></text:p>
        </text:list-item>
        <text:list-item>
          <text:p text:style-name="P46">El sistema deberá permitir a quien cree formularios decidir a qué dirección de correo electrónico se van a enviar las respuestas de los mismos.</text:p>
        </text:list-item>
        <text:list-item>
          <text:p text:style-name="P43"><text:span text:style-name="T15">El sistema deberá mostrar una vista distinta que se adapte a cada tipo de usuario </text:span><text:span text:style-name="T16">según sus permisos.</text:span></text:p>
        </text:list-item>
        <text:list-item>
          <text:p text:style-name="P47">El sistema deberá permitir filtrar formularios por nombre.</text:p>
        </text:list-item>
      </text:list>
      <text:p text:style-name="P23"/>
      <text:p text:style-name="P24">Requerimientos no funcionales</text:p>
      <text:list xml:id="list186382036" text:style-name="L2">
        <text:list-item>
          <text:p text:style-name="P35">El sistema deberá ser desarrollado utilizando Ionic framework.</text:p>
        </text:list-item>
        <text:list-item>
          <text:p text:style-name="P36">El sistema deberá seguir el patrón de diseño <text:span text:style-name="T17">utilizado en UARGFlow</text:span>.</text:p>
        </text:list-item>
        <text:list-item>
          <text:p text:style-name="P37">El sistema deberá <text:span text:style-name="T18">ser una aplicación móvil basada en web.</text:span></text:p>
        </text:list-item>
        <text:list-item>
          <text:p text:style-name="P38">El sistema deberá admitir iniciar sesión con el correo institucional.</text:p>
        </text:list-item>
        <text:list-item>
          <text:p text:style-name="P39">El sistema deberá adoptar los colores utilizados en la página web de la UARG para la parte web.</text:p>
        </text:list-item>
        <text:list-item>
          <text:p text:style-name="P41"><text:span text:style-name="T20">La interfaz del sistema deberá </text:span><text:span text:style-name="T19">ser amigable para el usuario.</text:span></text:p>
        </text:list-item>
        <text:list-item>
          <text:p text:style-name="P40"><text:soft-page-break/>El sistema deberá permitir acceder a las funciones administrativas sólo a usuarios identificados con dichos permisos.</text:p>
        </text:list-item>
      </text:list>
      <text:p text:style-name="P16"/>
      <text:p text:style-name="P34"><text:span text:style-name="T8">Actores</text:span></text:p>
      <text:p text:style-name="P24">Actor 1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9">Actor</text:p>
          </table:table-cell>
          <table:table-cell table:style-name="Table1.A1" office:value-type="string">
            <text:p text:style-name="P9">&lt;&lt;&lt;Nombre del actor&gt;&gt;</text:p>
          </table:table-cell>
          <table:table-cell table:style-name="Table1.C1" office:value-type="string">
            <text:p text:style-name="P9">&lt;&lt;Identificador&gt;&gt;</text:p>
          </table:table-cell>
        </table:table-row>
        <table:table-row>
          <table:table-cell table:style-name="Table1.A2" office:value-type="string">
            <text:p text:style-name="P8">Descripción</text:p>
          </table:table-cell>
          <table:table-cell table:style-name="Table1.B2" table:number-columns-spanned="2" office:value-type="string">
            <text:p text:style-name="P8">&lt;&lt;Una breve descripcion</text:p>
          </table:table-cell>
          <table:covered-table-cell/>
        </table:table-row>
        <table:table-row>
          <table:table-cell table:style-name="Table1.A2" office:value-type="string">
            <text:p text:style-name="P8">Características</text:p>
          </table:table-cell>
          <table:table-cell table:style-name="Table1.B2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2" office:value-type="string">
            <text:p text:style-name="P8">Relaciones</text:p>
          </table:table-cell>
          <table:table-cell table:style-name="Table1.B2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2" office:value-type="string">
            <text:p text:style-name="P8">Referencias</text:p>
          </table:table-cell>
          <table:table-cell table:style-name="Table1.B2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2" office:value-type="string">
            <text:p text:style-name="P8">Comentarios</text:p>
          </table:table-cell>
          <table:table-cell table:style-name="Table1.B2" table:number-columns-spanned="2" office:value-type="string">
            <text:p text:style-name="P7"/>
          </table:table-cell>
          <table:covered-table-cell/>
        </table:table-row>
      </table:table>
      <text:p text:style-name="P16"/>
      <text:p text:style-name="P21"/>
      <text:p text:style-name="P24">Actor 2</text:p>
      <text:p text:style-name="P16">Acá va el contenido.</text:p>
      <text:p text:style-name="P16"/>
      <text:p text:style-name="P21">Casos de uso</text:p>
      <text:p text:style-name="P16">Acá va <text:span text:style-name="T6">más</text:span> contenido.</text:p>
      <text:p text:style-name="P16"/>
      <text:p text:style-name="P24">Caso de uso 1</text:p>
      <text:p text:style-name="P16">Acá va el contenido.</text:p>
      <text:p text:style-name="P21"/>
      <text:p text:style-name="P21">Diagrama de casos de uso</text:p>
      <text:p text:style-name="P16">Acá va <text:span text:style-name="T6">más</text:span> contenido.</text:p>
      <text:p text:style-name="P16"/>
      <text:p text:style-name="P25">Diagramas de casos de uso</text:p>
      <text:p text:style-name="P16"><text:soft-page-break/>Acá va el contenido.</text:p>
      <text:p text:style-name="P16"/>
      <text:p text:style-name="P25">Diagrama de paquetes</text:p>
      <text:p text:style-name="P17">Acá va el contenido.</text:p>
      <text:p text:style-name="P22"/>
      <text:p text:style-name="P25">Diagrama de componentes</text:p>
      <text:p text:style-name="P17">Acá va el contenido.</text:p>
      <text:p text:style-name="P22"/>
      <text:p text:style-name="P25">Diagrama de clases</text:p>
      <text:p text:style-name="P17">Acá va el contenido.</text:p>
      <text:p text:style-name="P22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2ea5fe"/>
    </style:style>
    <style:style style:name="MT2" style:family="text">
      <style:text-properties officeooo:rsid="0031d503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MODELO DE CASOS DE USOS — </text:span>PÁGINA <text:page-number text:select-page="current">7</text:page-number><text:s/>DE <text:page-count>7</text:page-count></text:p>
      </style:header>
      <style:header-first>
        <text:p text:style-name="MP2"><text:span text:style-name="MT2">MODELO DE CASOS DE USO — </text:span>PÁGINA <text:page-number text:select-page="current">1</text:page-number><text:s/>DE <text:page-count>7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8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0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09-30T21:19:14.209191966</dc:date>
    <meta:editing-duration>PT6H6M6S</meta:editing-duration>
    <meta:editing-cycles>33</meta:editing-cycles>
    <meta:generator>LibreOffice/5.4.1.2$Linux_X86_64 LibreOffice_project/ea7cb86e6eeb2bf3a5af73a8f7777ac570321527</meta:generator>
    <meta:document-statistic meta:table-count="3" meta:image-count="3" meta:object-count="0" meta:page-count="7" meta:paragraph-count="73" meta:word-count="493" meta:character-count="3031" meta:non-whitespace-character-count="2626"/>
  </office:meta>
</office:document-meta>
</file>